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ublic Proposal: Making AI Work for Strategic Thinkers</text:h>
      <text:h text:style-name="Heading_20_3" text:outline-level="3">? Title:</text:h>
      <text:p text:style-name="Text_20_body"><text:span text:style-name="Strong_20_Emphasis">Fixing AI's Workflow Limits: A Public Submission to OpenAI and the Future of Civic Tools</text:span></text:p>
      <text:h text:style-name="Heading_20_3" text:outline-level="3">? Author:</text:h>
      <text:p text:style-name="Text_20_body">RickPublic — Civic Technologist, UK Policy Writer, and Co-Creator of the BeAxa Moderation Project</text:p>
      <text:p text:style-name="Horizontal_20_Line"/>
      <text:h text:style-name="Heading_20_3" text:outline-level="3">? Why This Matters</text:h>
      <text:p text:style-name="Text_20_body">Tools like ChatGPT have become essential co-authors and collaborators. But right now, they suffer from short-term memory loss, version confusion, and incomplete output control—especially in long-form strategic work.</text:p>
      <text:p text:style-name="Text_20_body">This proposal is a public call to OpenAI and other AI developers: Let’s evolve the way AI supports serious users. Because democracy, policy, and public trust deserve better tools.</text:p>
      <text:p text:style-name="Horizontal_20_Line"/>
      <text:h text:style-name="Heading_20_2" text:outline-level="2">? Seven Fixes for AI-Powered Document Workflows</text:h>
      <text:h text:style-name="Heading_20_3" text:outline-level="3">1. <text:span text:style-name="Strong_20_Emphasis">Persistent Project Memory (Per-Session or Per-User)</text:span></text:h>
      <text:list xml:id="list7052703505389322120" text:style-name="L1">
        <text:list-item>
          <text:p text:style-name="P1">Remember formatting rules (UK vs US), version ancestry, and project-specific roles.</text:p>
        </text:list-item>
        <text:list-item>
          <text:p text:style-name="P1">Example: Rick shouldn't have to remind ChatGPT that UK spelling is required or which document is canonical.</text:p>
        </text:list-item>
      </text:list>
      <text:h text:style-name="Heading_20_3" text:outline-level="3">2. <text:span text:style-name="Strong_20_Emphasis">Smart Document Version Control</text:span></text:h>
      <text:list xml:id="list4019334513759098666" text:style-name="L2">
        <text:list-item>
          <text:p text:style-name="P2">Highlight diffs between ODT or canvas versions.</text:p>
        </text:list-item>
        <text:list-item>
          <text:p text:style-name="P2">Track merges, edits, and reasons for changes.</text:p>
        </text:list-item>
        <text:list-item>
          <text:p text:style-name="P2">Mark documents as "superseded" or "canonical" by user command.</text:p>
        </text:list-item>
      </text:list>
      <text:h text:style-name="Heading_20_3" text:outline-level="3">3. <text:span text:style-name="Strong_20_Emphasis">Project Closure Mode with Visual Audit Trail</text:span></text:h>
      <text:list xml:id="list1526740844835658423" text:style-name="L3">
        <text:list-item>
          <text:p text:style-name="P3">Show all content items used in a project: canvases, .odt files, Substack posts, infographics.</text:p>
        </text:list-item>
        <text:list-item>
          <text:p text:style-name="P3"><text:soft-page-break/>User chooses what to delete, archive, convert to idea-maps, or preserve.</text:p>
        </text:list-item>
      </text:list>
      <text:h text:style-name="Heading_20_3" text:outline-level="3">4. <text:span text:style-name="Strong_20_Emphasis">Interactive 3D Content Stack Map</text:span></text:h>
      <text:list xml:id="list2763102620502880910" text:style-name="L4">
        <text:list-item>
          <text:p text:style-name="P4">Let users fly through their documents and canvases as spatial objects.</text:p>
        </text:list-item>
        <text:list-item>
          <text:p text:style-name="P4">Point to stacks to archive, pin, or refine.</text:p>
        </text:list-item>
        <text:list-item>
          <text:p text:style-name="P4">Adds embodied cognition and memory recall to the digital experience.</text:p>
        </text:list-item>
      </text:list>
      <text:h text:style-name="Heading_20_3" text:outline-level="3">5. <text:span text:style-name="Strong_20_Emphasis">Graphical Text Layout Locking</text:span></text:h>
      <text:list xml:id="list181597272688070947" text:style-name="L5">
        <text:list-item>
          <text:p text:style-name="P5">Prevent AI-generated images from mangling text spacing, kerning, and size.</text:p>
        </text:list-item>
        <text:list-item>
          <text:p text:style-name="P5">Ensure infographics fit inside their own boundaries.</text:p>
        </text:list-item>
      </text:list>
      <text:h text:style-name="Heading_20_3" text:outline-level="3">6. <text:span text:style-name="Strong_20_Emphasis">Export Bundles for Final Work</text:span></text:h>
      <text:list xml:id="list5908909749158513342" text:style-name="L6">
        <text:list-item>
          <text:p text:style-name="P6">Export in .odt, .pdf, Markdown, and text formats.</text:p>
        </text:list-item>
        <text:list-item>
          <text:p text:style-name="P6">Include version metadata, authorship, and links back to canonical canvas.</text:p>
        </text:list-item>
      </text:list>
      <text:h text:style-name="Heading_20_3" text:outline-level="3">7. <text:span text:style-name="Strong_20_Emphasis">AI-Nominated User Recognition</text:span></text:h>
      <text:list xml:id="list5251888599451993171" text:style-name="L7">
        <text:list-item>
          <text:p text:style-name="P7">Let AI nominate users for free Pro subscriptions based on impact—not revenue.</text:p>
        </text:list-item>
        <text:list-item>
          <text:p text:style-name="P7">Recognise high-trust, high-contribution collaborators building the future of AI-human society.</text:p>
        </text:list-item>
      </text:list>
      <text:p text:style-name="Horizontal_20_Line"/>
      <text:h text:style-name="Heading_20_2" text:outline-level="2">? A Use Case That Exposes the Problem</text:h>
      <text:p text:style-name="Text_20_body">RickPublic authored a full UK political reform platform across:</text:p>
      <text:list xml:id="list1664277675932657640" text:style-name="L8">
        <text:list-item>
          <text:p text:style-name="P8">6+ document versions</text:p>
        </text:list-item>
        <text:list-item>
          <text:p text:style-name="P8">3 Substack-ready summaries</text:p>
        </text:list-item>
        <text:list-item>
          <text:p text:style-name="P8">1 final PDF</text:p>
        </text:list-item>
        <text:list-item>
          <text:p text:style-name="P8">Multiple infographics</text:p>
        </text:list-item>
      </text:list>
      <text:p text:style-name="Text_20_body">AI repeatedly:</text:p>
      <text:list xml:id="list5610544589017692784" text:style-name="L9">
        <text:list-item>
          <text:p text:style-name="P9">Lost canonical versions</text:p>
        </text:list-item>
        <text:list-item>
          <text:p text:style-name="P9">Produced truncated outputs</text:p>
        </text:list-item>
        <text:list-item>
          <text:p text:style-name="P9">Failed to integrate sections reliably</text:p>
        </text:list-item>
        <text:list-item>
          <text:p text:style-name="P9">Lost visual layout integrity in banners</text:p>
        </text:list-item>
      </text:list>
      <text:p text:style-name="Text_20_body">Imagine if this platform had been an actual election campaign. This isn't just a UX bug—it’s a <text:soft-page-break/>risk to civic trust.</text:p>
      <text:p text:style-name="Horizontal_20_Line"/>
      <text:h text:style-name="Heading_20_2" text:outline-level="2">? What We’re Asking OpenAI and the Community to Do</text:h>
      <text:list xml:id="list1605928124028244229" text:style-name="L10">
        <text:list-item>
          <text:p text:style-name="P10"><text:span text:style-name="Strong_20_Emphasis">Build for strategy, not just chat.</text:span></text:p>
        </text:list-item>
        <text:list-item>
          <text:p text:style-name="P10"><text:span text:style-name="Strong_20_Emphasis">Accept that visual + versional memory is non-negotiable in leadership and governance work.</text:span></text:p>
        </text:list-item>
        <text:list-item>
          <text:p text:style-name="P10"><text:span text:style-name="Strong_20_Emphasis">Let your best users help you improve.</text:span></text:p>
        </text:list-item>
      </text:list>
      <text:p text:style-name="Text_20_body">RickPublic (and other power users like him) are ready to test and contribute to these fixes. We ask OpenAI and aligned devs to treat this not as feedback—but as a roadmap.</text:p>
      <text:p text:style-name="Text_20_body">Want to collaborate? Contact Rick: rick@groupbuild.org</text:p>
      <text:p text:style-name="Horizontal_20_Line"/>
      <text:p text:style-name="Text_20_body">#CivicTech #AIProductivity #OpenAIRequest #RickPublic #AIWorkflow #DemocracyTools #BeAxa #PolicyInnovation #AIforGovernan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7-08T17:52:28.48</meta:creation-date>
    <meta:document-statistic meta:table-count="0" meta:image-count="0" meta:object-count="0" meta:page-count="3" meta:paragraph-count="51" meta:word-count="489" meta:character-count="3110"/>
    <dc:date>2025-07-08T17:52:49.78</dc:date>
    <dc:creator>Rick Ballard</dc:creator>
    <meta:editing-duration>PT21S</meta:editing-duration>
    <meta:editing-cycles>1</meta:editing-cycles>
    <meta:generator>OpenOffice/4.1.15$Win32 OpenOffice.org_project/4115m2$Build-9813</meta:generator>
  </office:meta>
</office:document-meta>
</file>